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Validato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Validator.isValid( String value , String datePattern , boolean stric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ateValidator.Date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Validator.isValid( String value , Locale loca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